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8" style:family="table">
      <style:table-properties style:width="6.101cm" table:align="left"/>
    </style:style>
    <style:style style:name="Táblázat8.A" style:family="table-column">
      <style:table-column-properties style:column-width="1.397cm"/>
    </style:style>
    <style:style style:name="Táblázat8.B" style:family="table-column">
      <style:table-column-properties style:column-width="4.704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B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4.203cm" table:align="left"/>
    </style:style>
    <style:style style:name="Táblázat5.A" style:family="table-column">
      <style:table-column-properties style:column-width="1.099cm"/>
    </style:style>
    <style:style style:name="Táblázat5.B" style:family="table-column">
      <style:table-column-properties style:column-width="0.9cm"/>
    </style:style>
    <style:style style:name="Táblázat5.D" style:family="table-column">
      <style:table-column-properties style:column-width="1.305cm"/>
    </style:style>
    <style:style style:name="Táblázat5.1" style:family="table-row">
      <style:table-row-properties style:min-row-height="0.397cm"/>
    </style:style>
    <style:style style:name="Táblázat5.A1" style:family="table-cell">
      <style:table-cell-properties fo:background-color="transparent" fo:padding="0.097cm" fo:border="none">
        <style:background-image/>
      </style:table-cell-properties>
    </style:style>
    <style:style style:name="Táblázat5.B1" style:family="table-cell">
      <style:table-cell-properties fo:padding="0.097cm" fo:border-left="none" fo:border-right="none" fo:border-top="0.05pt solid #000000" fo:border-bottom="none"/>
    </style:style>
    <style:style style:name="Táblázat5.C1" style:family="table-cell">
      <style:table-cell-properties fo:padding="0.097cm" fo:border-left="none" fo:border-right="none" fo:border-top="0.05pt solid #000000" fo:border-bottom="none"/>
    </style:style>
    <style:style style:name="Táblázat5.D1" style:family="table-cell">
      <style:table-cell-properties fo:padding="0.097cm" fo:border-left="none" fo:border-right="0.05pt solid #000000" fo:border-top="0.05pt solid #000000" fo:border-bottom="none"/>
    </style:style>
    <style:style style:name="Táblázat5.2" style:family="table-row">
      <style:table-row-properties style:min-row-height="1.057cm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B2" style:family="table-cell">
      <style:table-cell-properties fo:padding="0.097cm" fo:border="none"/>
    </style:style>
    <style:style style:name="Táblázat5.C2" style:family="table-cell">
      <style:table-cell-properties fo:padding="0.097cm" fo:border="none"/>
    </style:style>
    <style:style style:name="Táblázat5.D2" style:family="table-cell">
      <style:table-cell-properties fo:padding="0.097cm" fo:border-left="none" fo:border-right="0.05pt solid #000000" fo:border-top="none" fo:border-bottom="none"/>
    </style:style>
    <style:style style:name="Táblázat7" style:family="table">
      <style:table-properties style:width="5.422cm" table:align="margins"/>
    </style:style>
    <style:style style:name="Táblázat7.A" style:family="table-column">
      <style:table-column-properties style:column-width="1.296cm" style:rel-column-width="15669*"/>
    </style:style>
    <style:style style:name="Táblázat7.B" style:family="table-column">
      <style:table-column-properties style:column-width="1.856cm" style:rel-column-width="22427*"/>
    </style:style>
    <style:style style:name="Táblázat7.C" style:family="table-column">
      <style:table-column-properties style:column-width="1.122cm" style:rel-column-width="13558*"/>
    </style:style>
    <style:style style:name="Táblázat7.D" style:family="table-column">
      <style:table-column-properties style:column-width="1.148cm" style:rel-column-width="13881*"/>
    </style:style>
    <style:style style:name="Táblázat7.A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.4" style:family="table-row">
      <style:table-row-properties style:min-row-height="0.716cm"/>
    </style:style>
    <style:style style:name="Táblázat2" style:family="table">
      <style:table-properties style:width="5.306cm" table:align="left"/>
    </style:style>
    <style:style style:name="Táblázat2.A" style:family="table-column">
      <style:table-column-properties style:column-width="2.598cm"/>
    </style:style>
    <style:style style:name="Táblázat2.B" style:family="table-column">
      <style:table-column-properties style:column-width="1.305cm"/>
    </style:style>
    <style:style style:name="Táblázat2.C" style:family="table-column">
      <style:table-column-properties style:column-width="1.402cm"/>
    </style:style>
    <style:style style:name="Táblázat2.1" style:family="table-row">
      <style:table-row-properties style:min-row-height="0.397cm"/>
    </style:style>
    <style:style style:name="Táblázat2.A1" style:family="table-cell">
      <style:table-cell-properties fo:background-color="transparent" fo:padding="0.097cm" fo:border="none">
        <style:background-image/>
      </style:table-cell-properties>
    </style:style>
    <style:style style:name="Táblázat2.B1" style:family="table-cell">
      <style:table-cell-properties fo:padding="0.097cm" fo:border-left="none" fo:border-right="none" fo:border-top="0.05pt solid #000000" fo:border-bottom="none"/>
    </style:style>
    <style:style style:name="Táblázat2.C1" style:family="table-cell">
      <style:table-cell-properties fo:padding="0.097cm" fo:border-left="none" fo:border-right="0.05pt solid #000000" fo:border-top="0.05pt solid #000000" fo:border-bottom="none"/>
    </style:style>
    <style:style style:name="Táblázat2.A2" style:family="table-cell">
      <style:table-cell-properties fo:padding="0.097cm" fo:border-left="0.05pt solid #000000" fo:border-right="none" fo:border-top="none" fo:border-bottom="none"/>
    </style:style>
    <style:style style:name="Táblázat2.B2" style:family="table-cell">
      <style:table-cell-properties fo:padding="0.097cm" fo:border="none"/>
    </style:style>
    <style:style style:name="Táblázat2.C2" style:family="table-cell">
      <style:table-cell-properties fo:padding="0.097cm" fo:border-left="none" fo:border-right="0.05pt solid #000000" fo:border-top="none" fo:border-bottom="none"/>
    </style:style>
    <style:style style:name="Táblázat2.A3" style:family="table-cell">
      <style:table-cell-properties fo:padding="0.097cm" fo:border-left="0.05pt solid #000000" fo:border-right="none" fo:border-top="none" fo:border-bottom="none"/>
    </style:style>
    <style:style style:name="Táblázat2.B3" style:family="table-cell">
      <style:table-cell-properties fo:padding="0.097cm" fo:border="none"/>
    </style:style>
    <style:style style:name="Táblázat2.C3" style:family="table-cell">
      <style:table-cell-properties fo:padding="0.097cm" fo:border-left="none" fo:border-right="0.05pt solid #000000" fo:border-top="none" fo:border-bottom="none"/>
    </style:style>
    <style:style style:name="Táblázat2.A4" style:family="table-cell">
      <style:table-cell-properties fo:padding="0.097cm" fo:border-left="none" fo:border-right="none" fo:border-top="0.05pt double-thin #000000" fo:border-bottom="none"/>
    </style:style>
    <style:style style:name="Táblázat2.B4" style:family="table-cell">
      <style:table-cell-properties fo:padding="0.097cm" fo:border-left="none" fo:border-right="none" fo:border-top="0.05pt double-thin #000000" fo:border-bottom="none"/>
    </style:style>
    <style:style style:name="Táblázat6" style:family="table">
      <style:table-properties style:width="6.101cm" table:align="left"/>
    </style:style>
    <style:style style:name="Táblázat6.A" style:family="table-column">
      <style:table-column-properties style:column-width="2.487cm"/>
    </style:style>
    <style:style style:name="Táblázat6.B" style:family="table-column">
      <style:table-column-properties style:column-width="1.815cm"/>
    </style:style>
    <style:style style:name="Táblázat6.C" style:family="table-column">
      <style:table-column-properties style:column-width="1.799cm"/>
    </style:style>
    <style:style style:name="Táblázat6.A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.A8" style:family="table-cell">
      <style:table-cell-properties fo:padding="0.097cm" fo:border-left="0.05pt solid #000000" fo:border-right="none" fo:border-top="0.05pt double-thin #000000" fo:border-bottom="0.05pt solid #000000"/>
    </style:style>
    <style:style style:name="Táblázat6.C8" style:family="table-cell">
      <style:table-cell-properties fo:padding="0.097cm" fo:border-left="0.05pt solid #000000" fo:border-right="0.05pt solid #000000" fo:border-top="0.05pt double-thin #000000" fo:border-bottom="0.05pt solid #000000"/>
    </style:style>
    <style:style style:name="Táblázat3" style:family="table">
      <style:table-properties style:width="4.202cm" table:align="left"/>
    </style:style>
    <style:style style:name="Táblázat3.A" style:family="table-column">
      <style:table-column-properties style:column-width="1.099cm"/>
    </style:style>
    <style:style style:name="Táblázat3.B" style:family="table-column">
      <style:table-column-properties style:column-width="0.9cm"/>
    </style:style>
    <style:style style:name="Táblázat3.D" style:family="table-column">
      <style:table-column-properties style:column-width="1.304cm"/>
    </style:style>
    <style:style style:name="Táblázat3.1" style:family="table-row">
      <style:table-row-properties style:min-row-height="0.397cm"/>
    </style:style>
    <style:style style:name="Táblázat3.A1" style:family="table-cell">
      <style:table-cell-properties fo:background-color="transparent" fo:padding="0.097cm" fo:border="none">
        <style:background-image/>
      </style:table-cell-properties>
    </style:style>
    <style:style style:name="Táblázat3.B1" style:family="table-cell">
      <style:table-cell-properties fo:padding="0.097cm" fo:border-left="none" fo:border-right="none" fo:border-top="0.05pt solid #000000" fo:border-bottom="none"/>
    </style:style>
    <style:style style:name="Táblázat3.C1" style:family="table-cell">
      <style:table-cell-properties fo:padding="0.097cm" fo:border-left="none" fo:border-right="none" fo:border-top="0.05pt solid #000000" fo:border-bottom="none"/>
    </style:style>
    <style:style style:name="Táblázat3.D1" style:family="table-cell">
      <style:table-cell-properties fo:padding="0.097cm" fo:border-left="none" fo:border-right="0.05pt solid #000000" fo:border-top="0.05pt solid #000000" fo:border-bottom="none"/>
    </style:style>
    <style:style style:name="Táblázat3.2" style:family="table-row">
      <style:table-row-properties style:min-row-height="0.766cm"/>
    </style:style>
    <style:style style:name="Táblázat3.A2" style:family="table-cell">
      <style:table-cell-properties fo:padding="0.097cm" fo:border-left="0.05pt solid #000000" fo:border-right="none" fo:border-top="none" fo:border-bottom="none"/>
    </style:style>
    <style:style style:name="Táblázat3.B2" style:family="table-cell">
      <style:table-cell-properties fo:padding="0.097cm" fo:border="none"/>
    </style:style>
    <style:style style:name="Táblázat3.C2" style:family="table-cell">
      <style:table-cell-properties fo:padding="0.097cm" fo:border="none"/>
    </style:style>
    <style:style style:name="Táblázat3.D2" style:family="table-cell">
      <style:table-cell-properties fo:padding="0.097cm" fo:border-left="none" fo:border-right="0.05pt solid #000000" fo:border-top="none" fo:border-bottom="none"/>
    </style:style>
    <style:style style:name="Táblázat3.A3" style:family="table-cell">
      <style:table-cell-properties fo:padding="0.097cm" fo:border-left="none" fo:border-right="none" fo:border-top="0.05pt double-thin #000000" fo:border-bottom="none"/>
    </style:style>
    <style:style style:name="Táblázat3.B3" style:family="table-cell">
      <style:table-cell-properties fo:padding="0.097cm" fo:border-left="none" fo:border-right="none" fo:border-top="0.05pt double-thin #000000" fo:border-bottom="none"/>
    </style:style>
    <style:style style:name="Táblázat4" style:family="table">
      <style:table-properties style:width="5.306cm" table:align="left"/>
    </style:style>
    <style:style style:name="Táblázat4.A" style:family="table-column">
      <style:table-column-properties style:column-width="3.004cm"/>
    </style:style>
    <style:style style:name="Táblázat4.B" style:family="table-column">
      <style:table-column-properties style:column-width="2.302cm"/>
    </style:style>
    <style:style style:name="Táblázat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áblázat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9" style:family="table">
      <style:table-properties style:width="5.308cm" fo:margin-left="0cm" table:align="left"/>
    </style:style>
    <style:style style:name="Táblázat9.A" style:family="table-column">
      <style:table-column-properties style:column-width="3.295cm"/>
    </style:style>
    <style:style style:name="Táblázat9.B" style:family="table-column">
      <style:table-column-properties style:column-width="2.013cm"/>
    </style:style>
    <style:style style:name="Táblázat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áblázat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9.A3" style:family="table-cell">
      <style:table-cell-properties fo:background-color="transparent" style:border-line-width-bottom="0.028cm 0.028cm 0.028cm" fo:padding="0.097cm" fo:border-left="0.5pt solid #000000" fo:border-right="none" fo:border-top="none" fo:border-bottom="2.4pt double #000000" style:writing-mode="page">
        <style:background-image/>
      </style:table-cell-properties>
    </style:style>
    <style:style style:name="Táblázat9.B3" style:family="table-cell">
      <style:table-cell-properties fo:background-color="transparent" style:border-line-width-bottom="0.028cm 0.028cm 0.028cm" fo:padding="0.097cm" fo:border-left="0.5pt solid #000000" fo:border-right="0.5pt solid #000000" fo:border-top="none" fo:border-bottom="2.4pt double #000000" style:writing-mode="page">
        <style:background-image/>
      </style:table-cell-properties>
    </style:style>
    <style:style style:name="Táblázat1" style:family="table">
      <style:table-properties style:width="4.2cm" table:align="left"/>
    </style:style>
    <style:style style:name="Táblázat1.A" style:family="table-column">
      <style:table-column-properties style:column-width="2.598cm"/>
    </style:style>
    <style:style style:name="Táblázat1.B" style:family="table-column">
      <style:table-column-properties style:column-width="0.794cm"/>
    </style:style>
    <style:style style:name="Táblázat1.C" style:family="table-column">
      <style:table-column-properties style:column-width="0.808cm"/>
    </style:style>
    <style:style style:name="Táblázat1.1" style:family="table-row">
      <style:table-row-properties style:min-row-height="0.397cm"/>
    </style:style>
    <style:style style:name="Táblázat1.A1" style:family="table-cell">
      <style:table-cell-properties fo:background-color="transparent" fo:padding="0.097cm" fo:border="0.1pt solid #000000">
        <style:background-image/>
      </style:table-cell-properties>
    </style:style>
    <style:style style:name="Táblázat1.B1" style:family="table-cell">
      <style:table-cell-properties fo:padding="0.097cm" fo:border-left="0.1pt solid #000000" fo:border-right="none" fo:border-top="0.1pt solid #000000" fo:border-bottom="0.1pt solid #000000"/>
    </style:style>
    <style:style style:name="Táblázat1.C1" style:family="table-cell">
      <style:table-cell-properties fo:padding="0.097cm" fo:border="0.1pt solid #000000"/>
    </style:style>
    <style:style style:name="Táblázat1.A2" style:family="table-cell">
      <style:table-cell-properties fo:padding="0.097cm" fo:border-left="0.05pt solid #000000" fo:border-right="none" fo:border-top="none" fo:border-bottom="none"/>
    </style:style>
    <style:style style:name="Táblázat1.B2" style:family="table-cell">
      <style:table-cell-properties fo:padding="0.097cm" fo:border="none"/>
    </style:style>
    <style:style style:name="Táblázat1.C2" style:family="table-cell">
      <style:table-cell-properties fo:padding="0.097cm" fo:border-left="none" fo:border-right="0.05pt solid #000000" fo:border-top="none" fo:border-bottom="none"/>
    </style:style>
    <style:style style:name="Táblázat1.A3" style:family="table-cell">
      <style:table-cell-properties fo:padding="0.097cm" fo:border-left="0.05pt solid #000000" fo:border-right="none" fo:border-top="none" fo:border-bottom="none"/>
    </style:style>
    <style:style style:name="Táblázat1.B3" style:family="table-cell">
      <style:table-cell-properties fo:padding="0.097cm" fo:border="none"/>
    </style:style>
    <style:style style:name="Táblázat1.C3" style:family="table-cell">
      <style:table-cell-properties fo:padding="0.097cm" fo:border-left="none" fo:border-right="0.05pt solid #000000" fo:border-top="none" fo:border-bottom="none"/>
    </style:style>
    <style:style style:name="Táblázat1.A4" style:family="table-cell">
      <style:table-cell-properties fo:padding="0.097cm" fo:border-left="0.05pt solid #000000" fo:border-right="none" fo:border-top="none" fo:border-bottom="none"/>
    </style:style>
    <style:style style:name="Táblázat1.B4" style:family="table-cell">
      <style:table-cell-properties fo:padding="0.097cm" fo:border="none"/>
    </style:style>
    <style:style style:name="Táblázat1.C4" style:family="table-cell">
      <style:table-cell-properties fo:padding="0.097cm" fo:border-left="none" fo:border-right="0.05pt solid #000000" fo:border-top="none" fo:border-bottom="none"/>
    </style:style>
    <style:style style:name="Táblázat1.A5" style:family="table-cell">
      <style:table-cell-properties fo:padding="0.097cm" fo:border-left="0.05pt solid #000000" fo:border-right="none" fo:border-top="none" fo:border-bottom="none"/>
    </style:style>
    <style:style style:name="Táblázat1.B5" style:family="table-cell">
      <style:table-cell-properties fo:padding="0.097cm" fo:border="none"/>
    </style:style>
    <style:style style:name="Táblázat1.C5" style:family="table-cell">
      <style:table-cell-properties fo:padding="0.097cm" fo:border-left="none" fo:border-right="0.05pt solid #000000" fo:border-top="none" fo:border-bottom="none"/>
    </style:style>
    <style:style style:name="Táblázat1.A6" style:family="table-cell">
      <style:table-cell-properties fo:padding="0.097cm" fo:border-left="0.05pt solid #000000" fo:border-right="none" fo:border-top="none" fo:border-bottom="none"/>
    </style:style>
    <style:style style:name="Táblázat1.B6" style:family="table-cell">
      <style:table-cell-properties fo:padding="0.097cm" fo:border="none"/>
    </style:style>
    <style:style style:name="Táblázat1.C6" style:family="table-cell">
      <style:table-cell-properties fo:padding="0.097cm" fo:border-left="none" fo:border-right="0.05pt solid #000000" fo:border-top="none" fo:border-bottom="none"/>
    </style:style>
    <style:style style:name="Táblázat1.A7" style:family="table-cell">
      <style:table-cell-properties fo:padding="0.097cm" fo:border-left="0.05pt solid #000000" fo:border-right="none" fo:border-top="none" fo:border-bottom="none"/>
    </style:style>
    <style:style style:name="Táblázat1.B7" style:family="table-cell">
      <style:table-cell-properties fo:padding="0.097cm" fo:border="none"/>
    </style:style>
    <style:style style:name="Táblázat1.C7" style:family="table-cell">
      <style:table-cell-properties fo:padding="0.097cm" fo:border-left="none" fo:border-right="0.05pt solid #000000" fo:border-top="none" fo:border-bottom="none"/>
    </style:style>
    <style:style style:name="Táblázat1.A8" style:family="table-cell">
      <style:table-cell-properties fo:padding="0.097cm" fo:border-left="0.05pt solid #000000" fo:border-right="none" fo:border-top="none" fo:border-bottom="none"/>
    </style:style>
    <style:style style:name="Táblázat1.B8" style:family="table-cell">
      <style:table-cell-properties fo:padding="0.097cm" fo:border="none"/>
    </style:style>
    <style:style style:name="Táblázat1.C8" style:family="table-cell">
      <style:table-cell-properties fo:padding="0.097cm" fo:border-left="none" fo:border-right="0.05pt solid #000000" fo:border-top="none" fo:border-bottom="none"/>
    </style:style>
    <style:style style:name="Táblázat1.A9" style:family="table-cell">
      <style:table-cell-properties fo:padding="0.097cm" fo:border-left="0.05pt solid #000000" fo:border-right="none" fo:border-top="none" fo:border-bottom="none"/>
    </style:style>
    <style:style style:name="Táblázat1.B9" style:family="table-cell">
      <style:table-cell-properties fo:padding="0.097cm" fo:border="none"/>
    </style:style>
    <style:style style:name="Táblázat1.C9" style:family="table-cell">
      <style:table-cell-properties fo:padding="0.097cm" fo:border-left="none" fo:border-right="0.05pt solid #000000" fo:border-top="none" fo:border-bottom="none"/>
    </style:style>
    <style:style style:name="Táblázat1.A10" style:family="table-cell">
      <style:table-cell-properties fo:padding="0.097cm" fo:border-left="0.05pt solid #000000" fo:border-right="none" fo:border-top="none" fo:border-bottom="0.05pt solid #000000"/>
    </style:style>
    <style:style style:name="Táblázat1.B10" style:family="table-cell">
      <style:table-cell-properties fo:padding="0.097cm" fo:border-left="none" fo:border-right="none" fo:border-top="none" fo:border-bottom="0.05pt solid #000000"/>
    </style:style>
    <style:style style:name="Táblázat1.C10" style:family="table-cell">
      <style:table-cell-properties fo:padding="0.097cm" fo:border-left="none" fo:border-right="0.05pt solid #000000" fo:border-top="none" fo:border-bottom="0.05pt solid #000000"/>
    </style:style>
    <style:style style:name="Táblázat10" style:family="table">
      <style:table-properties style:width="4.207cm" table:align="margins"/>
    </style:style>
    <style:style style:name="Táblázat10.A" style:family="table-column">
      <style:table-column-properties style:column-width="3.295cm" style:rel-column-width="1868*"/>
    </style:style>
    <style:style style:name="Táblázat10.B" style:family="table-column">
      <style:table-column-properties style:column-width="0.912cm" style:rel-column-width="517*"/>
    </style:style>
    <style:style style:name="Táblázat10.A1" style:family="table-cell">
      <style:table-cell-properties fo:background-color="transparent" style:border-line-width-bottom="0.018cm 0.018cm 0.018cm" fo:padding="0.097cm" fo:border-left="0.5pt solid #000000" fo:border-right="none" fo:border-top="none" fo:border-bottom="1.5pt double #000000" style:writing-mode="page">
        <style:background-image/>
      </style:table-cell-properties>
    </style:style>
    <style:style style:name="Táblázat10.B1" style:family="table-cell">
      <style:table-cell-properties fo:background-color="transparent" style:border-line-width-bottom="0.018cm 0.018cm 0.018cm" fo:padding="0.097cm" fo:border-left="0.5pt solid #000000" fo:border-right="0.5pt solid #000000" fo:border-top="none" fo:border-bottom="1.5pt double #000000" style:writing-mode="page">
        <style:background-image/>
      </style:table-cell-properties>
    </style:style>
    <style:style style:name="Táblázat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1" style:family="table">
      <style:table-properties style:width="4.203cm" table:align="left"/>
    </style:style>
    <style:style style:name="Táblázat11.A" style:family="table-column">
      <style:table-column-properties style:column-width="3.295cm"/>
    </style:style>
    <style:style style:name="Táblázat11.B" style:family="table-column">
      <style:table-column-properties style:column-width="0.908cm"/>
    </style:style>
    <style:style style:name="Táblázat11.A1" style:family="table-cell">
      <style:table-cell-properties fo:background-color="transparent" style:border-line-width-bottom="0.018cm 0.018cm 0.018cm" fo:padding="0.097cm" fo:border-left="0.5pt solid #000000" fo:border-right="none" fo:border-top="none" fo:border-bottom="1.5pt double #000000" style:writing-mode="page">
        <style:background-image/>
      </style:table-cell-properties>
    </style:style>
    <style:style style:name="Táblázat11.B1" style:family="table-cell">
      <style:table-cell-properties fo:background-color="transparent" style:border-line-width-bottom="0.018cm 0.018cm 0.018cm" fo:padding="0.097cm" fo:border-left="0.5pt solid #000000" fo:border-right="0.5pt solid #000000" fo:border-top="none" fo:border-bottom="1.5pt double #000000" style:writing-mode="page">
        <style:background-image/>
      </style:table-cell-properties>
    </style:style>
    <style:style style:name="Táblázat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2" style:family="table">
      <style:table-properties style:width="7.392cm" fo:margin-left="0cm" table:align="left"/>
    </style:style>
    <style:style style:name="Táblázat12.A" style:family="table-column">
      <style:table-column-properties style:column-width="3.605cm"/>
    </style:style>
    <style:style style:name="Táblázat12.B" style:family="table-column">
      <style:table-column-properties style:column-width="1.489cm"/>
    </style:style>
    <style:style style:name="Táblázat12.C" style:family="table-column">
      <style:table-column-properties style:column-width="1.505cm"/>
    </style:style>
    <style:style style:name="Táblázat12.D" style:family="table-column">
      <style:table-column-properties style:column-width="0.794cm"/>
    </style:style>
    <style:style style:name="Táblázat12.A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2.D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3" style:family="table">
      <style:table-properties style:width="16.506cm" table:align="left"/>
    </style:style>
    <style:style style:name="Táblázat13.A" style:family="table-column">
      <style:table-column-properties style:column-width="1.706cm"/>
    </style:style>
    <style:style style:name="Táblázat13.B" style:family="table-column">
      <style:table-column-properties style:column-width="0.499cm"/>
    </style:style>
    <style:style style:name="Táblázat13.C" style:family="table-column">
      <style:table-column-properties style:column-width="0.587cm"/>
    </style:style>
    <style:style style:name="Táblázat13.D" style:family="table-column">
      <style:table-column-properties style:column-width="0.603cm"/>
    </style:style>
    <style:style style:name="Táblázat13.F" style:family="table-column">
      <style:table-column-properties style:column-width="0.601cm"/>
    </style:style>
    <style:style style:name="Táblázat13.G" style:family="table-column">
      <style:table-column-properties style:column-width="0.706cm"/>
    </style:style>
    <style:style style:name="Táblázat13.H" style:family="table-column">
      <style:table-column-properties style:column-width="0.691cm"/>
    </style:style>
    <style:style style:name="Táblázat13.I" style:family="table-column">
      <style:table-column-properties style:column-width="0.736cm"/>
    </style:style>
    <style:style style:name="Táblázat13.J" style:family="table-column">
      <style:table-column-properties style:column-width="0.69cm"/>
    </style:style>
    <style:style style:name="Táblázat13.K" style:family="table-column">
      <style:table-column-properties style:column-width="0.677cm"/>
    </style:style>
    <style:style style:name="Táblázat13.N" style:family="table-column">
      <style:table-column-properties style:column-width="0.808cm"/>
    </style:style>
    <style:style style:name="Táblázat13.O" style:family="table-column">
      <style:table-column-properties style:column-width="4.999cm"/>
    </style:style>
    <style:style style:name="Táblázat13.P" style:family="table-column">
      <style:table-column-properties style:column-width="1.307cm"/>
    </style:style>
    <style:style style:name="Táblázat13.A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3.P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5" style:family="table">
      <style:table-properties style:width="16.506cm" table:align="left"/>
    </style:style>
    <style:style style:name="Táblázat15.A" style:family="table-column">
      <style:table-column-properties style:column-width="1.706cm"/>
    </style:style>
    <style:style style:name="Táblázat15.B" style:family="table-column">
      <style:table-column-properties style:column-width="0.794cm"/>
    </style:style>
    <style:style style:name="Táblázat15.C" style:family="table-column">
      <style:table-column-properties style:column-width="0.499cm"/>
    </style:style>
    <style:style style:name="Táblázat15.D" style:family="table-column">
      <style:table-column-properties style:column-width="0.706cm"/>
    </style:style>
    <style:style style:name="Táblázat15.E" style:family="table-column">
      <style:table-column-properties style:column-width="0.691cm"/>
    </style:style>
    <style:style style:name="Táblázat15.G" style:family="table-column">
      <style:table-column-properties style:column-width="0.896cm"/>
    </style:style>
    <style:style style:name="Táblázat15.H" style:family="table-column">
      <style:table-column-properties style:column-width="9.11cm"/>
    </style:style>
    <style:style style:name="Táblázat15.I" style:family="table-column">
      <style:table-column-properties style:column-width="1.399cm"/>
    </style:style>
    <style:style style:name="Táblázat15.A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5.I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4" style:family="table">
      <style:table-properties style:width="16.506cm" table:align="left"/>
    </style:style>
    <style:style style:name="Táblázat14.A" style:family="table-column">
      <style:table-column-properties style:column-width="1.706cm"/>
    </style:style>
    <style:style style:name="Táblázat14.B" style:family="table-column">
      <style:table-column-properties style:column-width="0.794cm"/>
    </style:style>
    <style:style style:name="Táblázat14.C" style:family="table-column">
      <style:table-column-properties style:column-width="0.499cm"/>
    </style:style>
    <style:style style:name="Táblázat14.D" style:family="table-column">
      <style:table-column-properties style:column-width="0.706cm"/>
    </style:style>
    <style:style style:name="Táblázat14.E" style:family="table-column">
      <style:table-column-properties style:column-width="0.691cm"/>
    </style:style>
    <style:style style:name="Táblázat14.G" style:family="table-column">
      <style:table-column-properties style:column-width="0.896cm"/>
    </style:style>
    <style:style style:name="Táblázat14.H" style:family="table-column">
      <style:table-column-properties style:column-width="9.167cm"/>
    </style:style>
    <style:style style:name="Táblázat14.I" style:family="table-column">
      <style:table-column-properties style:column-width="1.342cm"/>
    </style:style>
    <style:style style:name="Táblázat14.A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lázat14.I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áblázat16" style:family="table">
      <style:table-properties style:width="5.106cm" table:align="left"/>
    </style:style>
    <style:style style:name="Táblázat16.A" style:family="table-column">
      <style:table-column-properties style:column-width="0.9cm"/>
    </style:style>
    <style:style style:name="Táblázat16.B" style:family="table-column">
      <style:table-column-properties style:column-width="0.702cm"/>
    </style:style>
    <style:style style:name="Táblázat16.C" style:family="table-column">
      <style:table-column-properties style:column-width="0.594cm"/>
    </style:style>
    <style:style style:name="Táblázat16.D" style:family="table-column">
      <style:table-column-properties style:column-width="2.91cm"/>
    </style:style>
    <style:style style:name="Táblázat16.1" style:family="table-row">
      <style:table-row-properties style:min-row-height="0.397cm"/>
    </style:style>
    <style:style style:name="Táblázat16.A1" style:family="table-cell">
      <style:table-cell-properties fo:background-color="transparent" fo:padding="0.097cm" fo:border="none">
        <style:background-image/>
      </style:table-cell-properties>
    </style:style>
    <style:style style:name="Táblázat16.B1" style:family="table-cell">
      <style:table-cell-properties fo:padding="0.097cm" fo:border-left="none" fo:border-right="none" fo:border-top="0.05pt solid #000000" fo:border-bottom="none"/>
    </style:style>
    <style:style style:name="Táblázat16.D1" style:family="table-cell">
      <style:table-cell-properties fo:padding="0.097cm" fo:border-left="none" fo:border-right="0.05pt solid #000000" fo:border-top="0.05pt solid #000000" fo:border-bottom="none"/>
    </style:style>
    <style:style style:name="Táblázat16.B2" style:family="table-cell">
      <style:table-cell-properties fo:padding="0.097cm" fo:border="none"/>
    </style:style>
    <style:style style:name="Táblázat16.C2" style:family="table-cell">
      <style:table-cell-properties fo:padding="0.097cm" fo:border="none"/>
    </style:style>
    <style:style style:name="Táblázat16.D2" style:family="table-cell">
      <style:table-cell-properties fo:padding="0.097cm" fo:border-left="none" fo:border-right="0.05pt solid #000000" fo:border-top="0.05pt solid #000000" fo:border-bottom="none"/>
    </style:style>
    <style:style style:name="Táblázat16.A3" style:family="table-cell">
      <style:table-cell-properties fo:padding="0.097cm" fo:border-left="0.05pt solid #000000" fo:border-right="none" fo:border-top="none" fo:border-bottom="none"/>
    </style:style>
    <style:style style:name="Táblázat16.B3" style:family="table-cell">
      <style:table-cell-properties fo:padding="0.097cm" fo:border="none"/>
    </style:style>
    <style:style style:name="Táblázat16.C3" style:family="table-cell">
      <style:table-cell-properties fo:padding="0.097cm" fo:border="none"/>
    </style:style>
    <style:style style:name="Táblázat16.D3" style:family="table-cell">
      <style:table-cell-properties fo:padding="0.097cm" fo:border-left="none" fo:border-right="0.05pt solid #000000" fo:border-top="0.05pt solid #000000" fo:border-bottom="none"/>
    </style:style>
    <style:style style:name="Táblázat16.A4" style:family="table-cell">
      <style:table-cell-properties fo:padding="0.097cm" fo:border-left="0.05pt solid #000000" fo:border-right="none" fo:border-top="none" fo:border-bottom="none"/>
    </style:style>
    <style:style style:name="Táblázat16.B4" style:family="table-cell">
      <style:table-cell-properties fo:padding="0.097cm" fo:border="none"/>
    </style:style>
    <style:style style:name="Táblázat16.C4" style:family="table-cell">
      <style:table-cell-properties fo:padding="0.097cm" fo:border="none"/>
    </style:style>
    <style:style style:name="Táblázat16.D4" style:family="table-cell">
      <style:table-cell-properties fo:padding="0.097cm" fo:border-left="none" fo:border-right="0.05pt solid #000000" fo:border-top="0.05pt solid #000000" fo:border-bottom="none"/>
    </style:style>
    <style:style style:name="P1" style:family="paragraph" style:parent-style-name="Standard">
      <style:text-properties officeooo:rsid="000211d3" officeooo:paragraph-rsid="000211d3"/>
    </style:style>
    <style:style style:name="P2" style:family="paragraph" style:parent-style-name="Standard">
      <style:text-properties officeooo:rsid="000211d3" officeooo:paragraph-rsid="000362b9"/>
    </style:style>
    <style:style style:name="P3" style:family="paragraph" style:parent-style-name="Standard">
      <style:text-properties officeooo:rsid="000211d3" officeooo:paragraph-rsid="0003a15e"/>
    </style:style>
    <style:style style:name="P4" style:family="paragraph" style:parent-style-name="Standard">
      <style:text-properties officeooo:rsid="000211d3" officeooo:paragraph-rsid="000658d9"/>
    </style:style>
    <style:style style:name="P5" style:family="paragraph" style:parent-style-name="Standard">
      <style:text-properties officeooo:rsid="000211d3" officeooo:paragraph-rsid="000a3e23"/>
    </style:style>
    <style:style style:name="P6" style:family="paragraph" style:parent-style-name="Standard">
      <style:text-properties fo:font-size="8pt" officeooo:rsid="000211d3" officeooo:paragraph-rsid="000362b9" style:font-size-asian="8pt" style:font-size-complex="8pt"/>
    </style:style>
    <style:style style:name="P7" style:family="paragraph" style:parent-style-name="Standard">
      <style:text-properties fo:font-size="8pt" officeooo:rsid="000211d3" officeooo:paragraph-rsid="0003a15e" style:font-size-asian="8pt" style:font-size-complex="8pt"/>
    </style:style>
    <style:style style:name="P8" style:family="paragraph" style:parent-style-name="Standard">
      <style:text-properties fo:font-size="8pt" officeooo:rsid="000211d3" officeooo:paragraph-rsid="000658d9" style:font-size-asian="8pt" style:font-size-complex="8pt"/>
    </style:style>
    <style:style style:name="P9" style:family="paragraph" style:parent-style-name="Standard">
      <style:text-properties fo:font-size="8pt" officeooo:rsid="000211d3" officeooo:paragraph-rsid="000a3e23" style:font-size-asian="8pt" style:font-size-complex="8pt"/>
    </style:style>
    <style:style style:name="P10" style:family="paragraph" style:parent-style-name="Standard">
      <style:text-properties fo:font-size="8pt" officeooo:rsid="000211d3" officeooo:paragraph-rsid="000db284" style:font-size-asian="8pt" style:font-size-complex="8pt"/>
    </style:style>
    <style:style style:name="P11" style:family="paragraph" style:parent-style-name="Standard">
      <style:text-properties fo:font-size="8pt" officeooo:rsid="000211d3" officeooo:paragraph-rsid="000211d3" style:font-size-asian="8pt" style:font-size-complex="8pt"/>
    </style:style>
    <style:style style:name="P12" style:family="paragraph" style:parent-style-name="Standard">
      <style:text-properties fo:font-size="8pt" officeooo:rsid="0003a15e" officeooo:paragraph-rsid="0003a15e" style:font-size-asian="8pt" style:font-size-complex="8pt"/>
    </style:style>
    <style:style style:name="P13" style:family="paragraph" style:parent-style-name="Standard">
      <style:text-properties fo:font-size="8pt" officeooo:rsid="0003a15e" officeooo:paragraph-rsid="000658d9" style:font-size-asian="8pt" style:font-size-complex="8pt"/>
    </style:style>
    <style:style style:name="P14" style:family="paragraph" style:parent-style-name="Standard">
      <style:text-properties fo:font-size="8pt" officeooo:rsid="0003a15e" officeooo:paragraph-rsid="0004d615" style:font-size-asian="8pt" style:font-size-complex="8pt"/>
    </style:style>
    <style:style style:name="P15" style:family="paragraph" style:parent-style-name="Standard">
      <style:text-properties fo:font-size="8pt" officeooo:rsid="000658d9" officeooo:paragraph-rsid="000658d9" style:font-size-asian="8pt" style:font-size-complex="8pt"/>
    </style:style>
    <style:style style:name="P16" style:family="paragraph" style:parent-style-name="Standard">
      <style:text-properties fo:font-size="8pt" officeooo:rsid="000888fa" officeooo:paragraph-rsid="000db284" style:font-size-asian="8pt" style:font-size-complex="8pt"/>
    </style:style>
    <style:style style:name="P17" style:family="paragraph" style:parent-style-name="Standard">
      <style:text-properties fo:font-size="8pt" officeooo:rsid="000a3e23" officeooo:paragraph-rsid="000a3e23" style:font-size-asian="8pt" style:font-size-complex="8pt"/>
    </style:style>
    <style:style style:name="P18" style:family="paragraph" style:parent-style-name="Standard">
      <style:text-properties fo:font-size="8pt" officeooo:rsid="000a3e23" officeooo:paragraph-rsid="001d9eb3" style:font-size-asian="8pt" style:font-size-complex="8pt"/>
    </style:style>
    <style:style style:name="P19" style:family="paragraph" style:parent-style-name="Standard">
      <style:text-properties fo:font-size="8pt" officeooo:rsid="0028a38e" officeooo:paragraph-rsid="0028a38e" style:font-size-asian="8pt" style:font-size-complex="8pt"/>
    </style:style>
    <style:style style:name="P20" style:family="paragraph" style:parent-style-name="Standard">
      <style:text-properties fo:font-size="8pt" officeooo:rsid="0028b61a" officeooo:paragraph-rsid="0028b61a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font-weight="normal" officeooo:rsid="0028b61a" officeooo:paragraph-rsid="0028b61a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6pt" officeooo:rsid="000658d9" officeooo:paragraph-rsid="000658d9" style:font-size-asian="6pt" style:font-size-complex="6pt"/>
    </style:style>
    <style:style style:name="P23" style:family="paragraph" style:parent-style-name="Standard">
      <style:text-properties fo:font-size="6pt" officeooo:rsid="000211d3" officeooo:paragraph-rsid="000658d9" style:font-size-asian="6pt" style:font-size-complex="6pt"/>
    </style:style>
    <style:style style:name="P24" style:family="paragraph" style:parent-style-name="Standard">
      <style:text-properties fo:font-size="6pt" officeooo:rsid="003415d0" officeooo:paragraph-rsid="003415d0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font-weight="bold" officeooo:rsid="000362b9" officeooo:paragraph-rsid="000362b9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6pt" fo:font-weight="bold" officeooo:rsid="000362b9" officeooo:paragraph-rsid="0003a15e" style:font-size-asian="6pt" style:font-weight-asian="bold" style:font-size-complex="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6pt" fo:font-weight="bold" officeooo:rsid="000362b9" officeooo:paragraph-rsid="000658d9" style:font-size-asian="6pt" style:font-weight-asian="bold" style:font-size-complex="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6pt" fo:font-weight="bold" officeooo:rsid="000362b9" officeooo:paragraph-rsid="002dc5a9" style:font-size-asian="6pt" style:font-weight-asian="bold" style:font-size-complex="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6pt" fo:font-weight="bold" officeooo:rsid="0003a15e" officeooo:paragraph-rsid="0003a15e" style:font-size-asian="6pt" style:font-weight-asian="bold" style:font-size-complex="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6pt" fo:font-weight="bold" officeooo:rsid="000658d9" officeooo:paragraph-rsid="000658d9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6pt" fo:font-weight="bold" officeooo:rsid="000a3e23" officeooo:paragraph-rsid="000a3e23" style:font-size-asian="6pt" style:font-weight-asian="bold" style:font-size-complex="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6pt" fo:font-weight="bold" officeooo:rsid="003415d0" officeooo:paragraph-rsid="003415d0" style:font-size-asian="6pt" style:font-weight-asian="bold" style:font-size-complex="6pt" style:font-weight-complex="bold"/>
    </style:style>
    <style:style style:name="P33" style:family="paragraph" style:parent-style-name="Standard">
      <style:text-properties officeooo:paragraph-rsid="000db284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6pt" fo:font-weight="bold" officeooo:rsid="000658d9" officeooo:paragraph-rsid="000658d9" style:font-size-asian="6pt" style:font-weight-asian="bold" style:font-size-complex="6pt" style:font-weight-complex="bold"/>
    </style:style>
    <style:style style:name="P35" style:family="paragraph" style:parent-style-name="Standard">
      <style:text-properties style:font-name="Liberation Serif1" fo:font-size="8pt" officeooo:rsid="000658d9" officeooo:paragraph-rsid="000658d9" style:font-name-asian="Liberation Serif1" style:font-size-asian="8pt" style:font-name-complex="Liberation Serif1" style:font-size-complex="8pt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658d9" officeooo:paragraph-rsid="0028a38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bold" officeooo:rsid="0005df95" officeooo:paragraph-rsid="0005df95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officeooo:paragraph-rsid="0005df9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officeooo:paragraph-rsid="003415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officeooo:paragraph-rsid="0005df9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officeooo:paragraph-rsid="0021372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5df95" officeooo:paragraph-rsid="002764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13723" officeooo:paragraph-rsid="0021372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13723" officeooo:paragraph-rsid="002da2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13723" officeooo:paragraph-rsid="0021372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1372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764b6" officeooo:paragraph-rsid="002764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85448" officeooo:paragraph-rsid="0028544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8a38e" officeooo:paragraph-rsid="0028a38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28b61a" officeooo:paragraph-rsid="0028b61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1f69c" officeooo:paragraph-rsid="0031f6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officeooo:rsid="0005df95" officeooo:paragraph-rsid="0005df9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4pt" fo:font-style="normal" fo:text-shadow="none" style:text-underline-style="none" fo:font-weight="normal" officeooo:rsid="0005df95" officeooo:paragraph-rsid="0005df95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4pt" fo:font-style="normal" fo:text-shadow="none" style:text-underline-style="none" fo:font-weight="normal" officeooo:rsid="002764b6" officeooo:paragraph-rsid="002764b6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764b6" officeooo:paragraph-rsid="002764b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break-before="page"/>
      <style:text-properties officeooo:rsid="000211d3" officeooo:paragraph-rsid="000a3e23"/>
    </style:style>
    <style:style style:name="P60" style:family="paragraph" style:parent-style-name="Standard">
      <style:paragraph-properties fo:text-align="center" style:justify-single-word="false"/>
      <style:text-properties style:font-name="Liberation Serif1" fo:font-size="6pt" fo:font-weight="bold" officeooo:rsid="0028a38e" officeooo:paragraph-rsid="0028a38e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9fe79" officeooo:paragraph-rsid="0039fe7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4d615"/>
    </style:style>
    <style:style style:name="T3" style:family="text">
      <style:text-properties style:font-name="Liberation Serif1" officeooo:rsid="000658d9"/>
    </style:style>
    <style:style style:name="T4" style:family="text">
      <style:text-properties style:font-name="Liberation Serif1" officeooo:rsid="0003a15e"/>
    </style:style>
    <style:style style:name="T5" style:family="text">
      <style:text-properties style:font-name="Liberation Serif1" officeooo:rsid="0028a38e"/>
    </style:style>
    <style:style style:name="T6" style:family="text">
      <style:text-properties officeooo:rsid="00187dca"/>
    </style:style>
    <style:style style:name="T7" style:family="text">
      <style:text-properties officeooo:rsid="001cf29d"/>
    </style:style>
    <style:style style:name="T8" style:family="text">
      <style:text-properties officeooo:rsid="00213723"/>
    </style:style>
    <style:style style:name="T9" style:family="text">
      <style:text-properties officeooo:rsid="0021b4f2"/>
    </style:style>
    <style:style style:name="T10" style:family="text">
      <style:text-properties officeooo:rsid="002764b6"/>
    </style:style>
    <style:style style:name="T11" style:family="text">
      <style:text-properties officeooo:rsid="0028a38e"/>
    </style:style>
    <style:style style:name="T12" style:family="text">
      <style:text-properties officeooo:rsid="002c5c8d"/>
    </style:style>
    <style:style style:name="T13" style:family="text">
      <style:text-properties officeooo:rsid="003b96b2"/>
    </style:style>
    <style:style style:name="fr1" style:family="graphic" style:parent-style-name="Frame">
      <style:graphic-properties style:wrap="dynamic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wrap="dynamic" style:number-wrapped-paragraphs="no-limit" style:vertical-pos="from-top" style:vertical-rel="page" style:horizontal-pos="from-left" style:horizontal-rel="pag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draw:frame draw:style-name="fr1" draw:name="Keret1" text:anchor-type="page" text:anchor-page-number="1" svg:x="6.726cm" svg:y="2.046cm" svg:width="6.415cm" draw:z-index="0">
        <draw:text-box fo:min-height="4.988cm">
          <table:table table:name="Táblázat8" table:style-name="Táblázat8">
            <table:table-column table:style-name="Táblázat8.A"/>
            <table:table-column table:style-name="Táblázat8.B"/>
            <table:table-row>
              <table:table-cell table:style-name="Táblázat8.A1" office:value-type="string">
                <text:p text:style-name="P10">Név</text:p>
              </table:table-cell>
              <table:table-cell table:style-name="Táblázat8.B1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0">Faj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0">Kaszt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0">Jellem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0">Vallás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0">Szülőföld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6">Életkor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6">Magasság</text:p>
              </table:table-cell>
              <table:table-cell table:style-name="Táblázat8.B2" office:value-type="string">
                <text:p text:style-name="P10"/>
              </table:table-cell>
            </table:table-row>
            <table:table-row>
              <table:table-cell table:style-name="Táblázat8.A2" office:value-type="string">
                <text:p text:style-name="P16">Testsúly</text:p>
              </table:table-cell>
              <table:table-cell table:style-name="Táblázat8.B2" office:value-type="string">
                <text:p text:style-name="P10"/>
              </table:table-cell>
            </table:table-row>
          </table:table>
        </draw:text-box>
      </draw:frame>
      <draw:frame draw:style-name="fr1" draw:name="Keret3" text:anchor-type="page" text:anchor-page-number="1" svg:x="2.016cm" svg:y="7.528cm" svg:width="4.505cm" draw:z-index="2">
        <draw:text-box fo:min-height="1.663cm">
          <table:table table:name="Táblázat5" table:style-name="Táblázat5">
            <table:table-column table:style-name="Táblázat5.A"/>
            <table:table-column table:style-name="Táblázat5.B" table:number-columns-repeated="2"/>
            <table:table-column table:style-name="Táblázat5.D"/>
            <table:table-row table:style-name="Táblázat5.1">
              <table:table-cell table:style-name="Táblázat5.A1" office:value-type="string">
                <text:p text:style-name="P34">Mana</text:p>
              </table:table-cell>
              <table:table-cell table:style-name="Táblázat5.B1" office:value-type="string">
                <text:p text:style-name="P27">Max.</text:p>
              </table:table-cell>
              <table:table-cell table:style-name="Táblázat5.C1" office:value-type="string">
                <text:p text:style-name="P27">Akt.</text:p>
              </table:table-cell>
              <table:table-cell table:style-name="Táblázat5.D1" office:value-type="string">
                <text:p text:style-name="P32">Szintenként</text:p>
              </table:table-cell>
            </table:table-row>
            <table:table-row table:style-name="Táblázat5.2">
              <table:table-cell table:style-name="Táblázat5.A2" office:value-type="string">
                <text:p text:style-name="P13"><text:span text:style-name="T3">Mana</text:span><text:span text:style-name="T1"> </text:span><text:span text:style-name="T2">pont</text:span></text:p>
              </table:table-cell>
              <table:table-cell table:style-name="Táblázat5.B2" office:value-type="string">
                <text:p text:style-name="P8"/>
              </table:table-cell>
              <table:table-cell table:style-name="Táblázat5.C2" office:value-type="string">
                <text:p text:style-name="P8"/>
              </table:table-cell>
              <table:table-cell table:style-name="Táblázat5.D2" office:value-type="string">
                <text:p text:style-name="P8"/>
              </table:table-cell>
            </table:table-row>
          </table:table>
        </draw:text-box>
      </draw:frame>
      <draw:frame draw:style-name="fr1" draw:name="Keret5" text:anchor-type="page" text:anchor-page-number="1" svg:x="13.245cm" svg:y="6.974cm" svg:width="5.726cm" draw:z-index="1">
        <draw:text-box fo:min-height="2.492cm">
          <table:table table:name="Táblázat7" table:style-name="Táblázat7">
            <table:table-column table:style-name="Táblázat7.A"/>
            <table:table-column table:style-name="Táblázat7.B"/>
            <table:table-column table:style-name="Táblázat7.C"/>
            <table:table-column table:style-name="Táblázat7.D"/>
            <table:table-row>
              <table:table-cell table:style-name="Táblázat7.A1" table:number-columns-spanned="4" office:value-type="string">
                <text:p text:style-name="P31">Kincsek</text:p>
              </table:table-cell>
              <table:covered-table-cell/>
              <table:covered-table-cell/>
              <table:covered-table-cell/>
            </table:table-row>
            <table:table-row>
              <table:table-cell table:style-name="Táblázat7.A2" office:value-type="string">
                <text:p text:style-name="P17">Réz</text:p>
              </table:table-cell>
              <table:table-cell table:style-name="Táblázat7.A2" office:value-type="string">
                <text:p text:style-name="P9"/>
              </table:table-cell>
              <table:table-cell table:style-name="Táblázat7.A2" office:value-type="string">
                <text:p text:style-name="P18">Arany</text:p>
              </table:table-cell>
              <table:table-cell table:style-name="Táblázat7.D2" office:value-type="string">
                <text:p text:style-name="P9"/>
              </table:table-cell>
            </table:table-row>
            <table:table-row>
              <table:table-cell table:style-name="Táblázat7.A2" office:value-type="string">
                <text:p text:style-name="P17">Ezüst</text:p>
              </table:table-cell>
              <table:table-cell table:style-name="Táblázat7.A2" office:value-type="string">
                <text:p text:style-name="P9"/>
              </table:table-cell>
              <table:table-cell table:style-name="Táblázat7.A2" office:value-type="string">
                <text:p text:style-name="P18">Mithrill</text:p>
              </table:table-cell>
              <table:table-cell table:style-name="Táblázat7.D2" office:value-type="string">
                <text:p text:style-name="P9"/>
              </table:table-cell>
            </table:table-row>
            <table:table-row table:style-name="Táblázat7.4">
              <table:table-cell table:style-name="Táblázat7.D2" table:number-columns-spanned="4" office:value-type="string">
                <text:p text:style-name="P24">Drágakövek</text:p>
              </table:table-cell>
              <table:covered-table-cell/>
              <table:covered-table-cell/>
              <table:covered-table-cell/>
            </table:table-row>
          </table:table>
        </draw:text-box>
      </draw:frame>
      <draw:frame draw:style-name="fr1" draw:name="Keret6" text:anchor-type="page" text:anchor-page-number="1" svg:x="13.309cm" svg:y="4.48cm" svg:width="5.627cm" draw:z-index="5">
        <draw:text-box fo:min-height="2.337cm">
          <table:table table:name="Táblázat2" table:style-name="Táblázat2">
            <table:table-column table:style-name="Táblázat2.A"/>
            <table:table-column table:style-name="Táblázat2.B"/>
            <table:table-column table:style-name="Táblázat2.C"/>
            <table:table-row table:style-name="Táblázat2.1">
              <table:table-cell table:style-name="Táblázat2.A1" office:value-type="string">
                <text:p text:style-name="P25">Életerő / Fájdalomtűrés</text:p>
              </table:table-cell>
              <table:table-cell table:style-name="Táblázat2.B1" office:value-type="string">
                <text:p text:style-name="P25">Max.</text:p>
              </table:table-cell>
              <table:table-cell table:style-name="Táblázat2.C1" office:value-type="string">
                <text:p text:style-name="P25">Akt.</text:p>
              </table:table-cell>
            </table:table-row>
            <table:table-row>
              <table:table-cell table:style-name="Táblázat2.A2" office:value-type="string">
                <text:p text:style-name="P12">ÉP</text:p>
              </table:table-cell>
              <table:table-cell table:style-name="Táblázat2.B2" office:value-type="string">
                <text:p text:style-name="P6"/>
              </table:table-cell>
              <table:table-cell table:style-name="Táblázat2.C2" office:value-type="string">
                <text:p text:style-name="P6"/>
              </table:table-cell>
            </table:table-row>
            <table:table-row>
              <table:table-cell table:style-name="Táblázat2.A3" office:value-type="string">
                <text:p text:style-name="P12">FP</text:p>
              </table:table-cell>
              <table:table-cell table:style-name="Táblázat2.B3" office:value-type="string">
                <text:p text:style-name="P6"/>
              </table:table-cell>
              <table:table-cell table:style-name="Táblázat2.C3" office:value-type="string">
                <text:p text:style-name="P6"/>
              </table:table-cell>
            </table:table-row>
            <table:table-row>
              <table:table-cell table:style-name="Táblázat2.A4" office:value-type="string">
                <text:p text:style-name="P12">FP/szint</text:p>
              </table:table-cell>
              <table:table-cell table:style-name="Táblázat2.B4" table:number-columns-spanned="2" office:value-type="string">
                <text:p text:style-name="P6"/>
              </table:table-cell>
              <table:covered-table-cell/>
            </table:table-row>
          </table:table>
        </draw:text-box>
      </draw:frame>
      <draw:frame draw:style-name="fr1" draw:name="Keret7" text:anchor-type="page" text:anchor-page-number="1" svg:x="6.738cm" svg:y="7.283cm" svg:width="6.426cm" draw:z-index="3">
        <draw:text-box fo:min-height="4.343cm">
          <table:table table:name="Táblázat6" table:style-name="Táblázat6">
            <table:table-column table:style-name="Táblázat6.A"/>
            <table:table-column table:style-name="Táblázat6.B"/>
            <table:table-column table:style-name="Táblázat6.C"/>
            <table:table-row>
              <table:table-cell table:style-name="Táblázat6.A1" table:number-columns-spanned="3" office:value-type="string">
                <text:p text:style-name="P30">Mágiaellenállás</text:p>
              </table:table-cell>
              <table:covered-table-cell/>
              <table:covered-table-cell/>
            </table:table-row>
            <table:table-row>
              <table:table-cell table:style-name="Táblázat6.A2" office:value-type="string">
                <text:p text:style-name="P23"/>
              </table:table-cell>
              <table:table-cell table:style-name="Táblázat6.A2" office:value-type="string">
                <text:p text:style-name="P22">Asztrál</text:p>
              </table:table-cell>
              <table:table-cell table:style-name="Táblázat6.C2" office:value-type="string">
                <text:p text:style-name="P22">Mentál</text:p>
              </table:table-cell>
            </table:table-row>
            <table:table-row>
              <table:table-cell table:style-name="Táblázat6.A2" office:value-type="string">
                <text:p text:style-name="P15">Tudatalatti</text:p>
              </table:table-cell>
              <table:table-cell table:style-name="Táblázat6.A2" office:value-type="string">
                <text:p text:style-name="P8"/>
              </table:table-cell>
              <table:table-cell table:style-name="Táblázat6.C2" office:value-type="string">
                <text:p text:style-name="P8"/>
              </table:table-cell>
            </table:table-row>
            <table:table-row>
              <table:table-cell table:style-name="Táblázat6.A2" office:value-type="string">
                <text:p text:style-name="P15">Statikus <text:span text:style-name="T4">Ψ </text:span><text:span text:style-name="T1">pajzs</text:span></text:p>
              </table:table-cell>
              <table:table-cell table:style-name="Táblázat6.A2" office:value-type="string">
                <text:p text:style-name="P8"/>
              </table:table-cell>
              <table:table-cell table:style-name="Táblázat6.C2" office:value-type="string">
                <text:p text:style-name="P8"/>
              </table:table-cell>
            </table:table-row>
            <table:table-row>
              <table:table-cell table:style-name="Táblázat6.A2" office:value-type="string">
                <text:p text:style-name="P15">Dinamikus <text:span text:style-name="T4">Ψ </text:span><text:span text:style-name="T1">pajzs</text:span></text:p>
              </table:table-cell>
              <table:table-cell table:style-name="Táblázat6.A2" office:value-type="string">
                <text:p text:style-name="P8"/>
              </table:table-cell>
              <table:table-cell table:style-name="Táblázat6.C2" office:value-type="string">
                <text:p text:style-name="P8"/>
              </table:table-cell>
            </table:table-row>
            <table:table-row>
              <table:table-cell table:style-name="Táblázat6.A2" office:value-type="string">
                <text:p text:style-name="P15">Mágikus</text:p>
              </table:table-cell>
              <table:table-cell table:style-name="Táblázat6.A2" office:value-type="string">
                <text:p text:style-name="P8"/>
              </table:table-cell>
              <table:table-cell table:style-name="Táblázat6.C2" office:value-type="string">
                <text:p text:style-name="P8"/>
              </table:table-cell>
            </table:table-row>
            <table:table-row>
              <table:table-cell table:style-name="Táblázat6.A2" office:value-type="string">
                <text:p text:style-name="P15">Egyéb</text:p>
              </table:table-cell>
              <table:table-cell table:style-name="Táblázat6.A2" office:value-type="string">
                <text:p text:style-name="P8"/>
              </table:table-cell>
              <table:table-cell table:style-name="Táblázat6.C2" office:value-type="string">
                <text:p text:style-name="P8"/>
              </table:table-cell>
            </table:table-row>
            <table:table-row>
              <table:table-cell table:style-name="Táblázat6.A8" office:value-type="string">
                <text:p text:style-name="P35">∑ ME</text:p>
              </table:table-cell>
              <table:table-cell table:style-name="Táblázat6.A8" office:value-type="string">
                <text:p text:style-name="P8"/>
              </table:table-cell>
              <table:table-cell table:style-name="Táblázat6.C8" office:value-type="string">
                <text:p text:style-name="P8"/>
              </table:table-cell>
            </table:table-row>
          </table:table>
        </draw:text-box>
      </draw:frame>
      <draw:frame draw:style-name="fr1" draw:name="Keret4" text:anchor-type="page" text:anchor-page-number="1" svg:x="2.016cm" svg:y="9.262cm" svg:width="4.498cm" draw:z-index="4">
        <draw:text-box fo:min-height="2.122cm">
          <table:table table:name="Táblázat3" table:style-name="Táblázat3">
            <table:table-column table:style-name="Táblázat3.A"/>
            <table:table-column table:style-name="Táblázat3.B" table:number-columns-repeated="2"/>
            <table:table-column table:style-name="Táblázat3.D"/>
            <table:table-row table:style-name="Táblázat3.1">
              <table:table-cell table:style-name="Táblázat3.A1" office:value-type="string">
                <text:p text:style-name="P29">Pszi <text:span text:style-name="T1">Ψ</text:span></text:p>
              </table:table-cell>
              <table:table-cell table:style-name="Táblázat3.B1" office:value-type="string">
                <text:p text:style-name="P26">Max.</text:p>
              </table:table-cell>
              <table:table-cell table:style-name="Táblázat3.C1" office:value-type="string">
                <text:p text:style-name="P26">Akt.</text:p>
              </table:table-cell>
              <table:table-cell table:style-name="Táblázat3.D1" office:value-type="string">
                <text:p text:style-name="P32">Szintenként</text:p>
              </table:table-cell>
            </table:table-row>
            <table:table-row table:style-name="Táblázat3.2">
              <table:table-cell table:style-name="Táblázat3.A2" office:value-type="string">
                <text:p text:style-name="P14"><text:span text:style-name="T1">Ψ </text:span><text:span text:style-name="T2">pont</text:span></text:p>
              </table:table-cell>
              <table:table-cell table:style-name="Táblázat3.B2" office:value-type="string">
                <text:p text:style-name="P7"/>
              </table:table-cell>
              <table:table-cell table:style-name="Táblázat3.C2" office:value-type="string">
                <text:p text:style-name="P7"/>
              </table:table-cell>
              <table:table-cell table:style-name="Táblázat3.D2" office:value-type="string">
                <text:p text:style-name="P7"/>
              </table:table-cell>
            </table:table-row>
            <table:table-row>
              <table:table-cell table:style-name="Táblázat3.A3" office:value-type="string">
                <text:p text:style-name="P12">Iskola típusa</text:p>
              </table:table-cell>
              <table:table-cell table:style-name="Táblázat3.B3" table:number-columns-spanned="3" office:value-type="string">
                <text:p text:style-name="P7"/>
              </table:table-cell>
              <table:covered-table-cell/>
              <table:covered-table-cell/>
            </table:table-row>
          </table:table>
        </draw:text-box>
      </draw:frame>
      <draw:frame draw:style-name="fr2" draw:name="Keret8" text:anchor-type="page" text:anchor-page-number="1" svg:x="13.309cm" svg:y="2.041cm" svg:width="5.627cm" draw:z-index="6">
        <draw:text-box fo:min-height="2.385cm">
          <table:table table:name="Táblázat4" table:style-name="Táblázat4">
            <table:table-column table:style-name="Táblázat4.A"/>
            <table:table-column table:style-name="Táblázat4.B"/>
            <table:table-row>
              <table:table-cell table:style-name="Táblázat4.A1" table:number-columns-spanned="2" office:value-type="string">
                <text:p text:style-name="P37">Tapasztalat</text:p>
              </table:table-cell>
              <table:covered-table-cell/>
            </table:table-row>
            <table:table-row>
              <table:table-cell table:style-name="Táblázat4.A2" office:value-type="string">
                <text:p text:style-name="P39">Tapasztalati szint</text:p>
              </table:table-cell>
              <table:table-cell table:style-name="Táblázat4.B2" office:value-type="string">
                <text:p text:style-name="P39"/>
              </table:table-cell>
            </table:table-row>
            <table:table-row>
              <table:table-cell table:style-name="Táblázat4.A2" office:value-type="string">
                <text:p text:style-name="P39">Tapasztalati pontok (TP)</text:p>
              </table:table-cell>
              <table:table-cell table:style-name="Táblázat4.B2" office:value-type="string">
                <text:p text:style-name="P44"/>
              </table:table-cell>
            </table:table-row>
            <table:table-row>
              <table:table-cell table:style-name="Táblázat4.A2" office:value-type="string">
                <text:p text:style-name="P38">TP a következő szinthez</text:p>
              </table:table-cell>
              <table:table-cell table:style-name="Táblázat4.B2" office:value-type="string">
                <text:p text:style-name="P44"/>
              </table:table-cell>
            </table:table-row>
          </table:table>
        </draw:text-box>
      </draw:frame>
      <draw:frame draw:style-name="fr2" draw:name="Keret9" text:anchor-type="page" text:anchor-page-number="1" svg:x="13.252cm" svg:y="9.569cm" svg:width="5.604cm" draw:z-index="7">
        <draw:text-box fo:min-height="2.014cm">
          <table:table table:name="Táblázat9" table:style-name="Táblázat9">
            <table:table-column table:style-name="Táblázat9.A"/>
            <table:table-column table:style-name="Táblázat9.B"/>
            <table:table-row>
              <table:table-cell table:style-name="Táblázat9.A1" table:number-columns-spanned="2" office:value-type="string">
                <text:p text:style-name="P37">KP / HM</text:p>
              </table:table-cell>
              <table:covered-table-cell/>
            </table:table-row>
            <table:table-row>
              <table:table-cell table:style-name="Táblázat9.A2" office:value-type="string">
                <text:p text:style-name="P39">KP (Képze<text:span text:style-name="T13">t</text:span>tség pontok)</text:p>
              </table:table-cell>
              <table:table-cell table:style-name="Táblázat9.B2" office:value-type="string">
                <text:p text:style-name="P39"/>
              </table:table-cell>
            </table:table-row>
            <table:table-row>
              <table:table-cell table:style-name="Táblázat9.A3" office:value-type="string">
                <text:p text:style-name="P39">KP / szint</text:p>
              </table:table-cell>
              <table:table-cell table:style-name="Táblázat9.B3" office:value-type="string">
                <text:p text:style-name="P44"/>
              </table:table-cell>
            </table:table-row>
          </table:table>
        </draw:text-box>
      </draw:frame>
      <draw:frame draw:style-name="fr1" draw:name="Keret2" text:anchor-type="page" text:anchor-page-number="1" svg:x="2.025cm" svg:y="2.048cm" svg:width="4.489cm" draw:z-index="8">
        <draw:text-box fo:min-height="5.417cm">
          <table:table table:name="Táblázat1" table:style-name="Táblázat1">
            <table:table-column table:style-name="Táblázat1.A"/>
            <table:table-column table:style-name="Táblázat1.B"/>
            <table:table-column table:style-name="Táblázat1.C"/>
            <table:table-row table:style-name="Táblázat1.1">
              <table:table-cell table:style-name="Táblázat1.A1" office:value-type="string">
                <text:p text:style-name="P25">Tulajdonságok</text:p>
              </table:table-cell>
              <table:table-cell table:style-name="Táblázat1.B1" office:value-type="string">
                <text:p text:style-name="P25">Alap</text:p>
              </table:table-cell>
              <table:table-cell table:style-name="Táblázat1.C1" office:value-type="string">
                <text:p text:style-name="P25">Mód</text:p>
              </table:table-cell>
            </table:table-row>
            <table:table-row>
              <table:table-cell table:style-name="Táblázat1.A2" office:value-type="string">
                <text:p text:style-name="P11">Erő</text:p>
              </table:table-cell>
              <table:table-cell table:style-name="Táblázat1.B2" office:value-type="string">
                <text:p text:style-name="P11"/>
              </table:table-cell>
              <table:table-cell table:style-name="Táblázat1.C2" office:value-type="string">
                <text:p text:style-name="P11"/>
              </table:table-cell>
            </table:table-row>
            <table:table-row>
              <table:table-cell table:style-name="Táblázat1.A3" office:value-type="string">
                <text:p text:style-name="P11">Gyorsaság</text:p>
              </table:table-cell>
              <table:table-cell table:style-name="Táblázat1.B3" office:value-type="string">
                <text:p text:style-name="P11"/>
              </table:table-cell>
              <table:table-cell table:style-name="Táblázat1.C3" office:value-type="string">
                <text:p text:style-name="P11"/>
              </table:table-cell>
            </table:table-row>
            <table:table-row>
              <table:table-cell table:style-name="Táblázat1.A4" office:value-type="string">
                <text:p text:style-name="P11">Ügyesség</text:p>
              </table:table-cell>
              <table:table-cell table:style-name="Táblázat1.B4" office:value-type="string">
                <text:p text:style-name="P11"/>
              </table:table-cell>
              <table:table-cell table:style-name="Táblázat1.C4" office:value-type="string">
                <text:p text:style-name="P11"/>
              </table:table-cell>
            </table:table-row>
            <table:table-row>
              <table:table-cell table:style-name="Táblázat1.A5" office:value-type="string">
                <text:p text:style-name="P11">Állóképesség</text:p>
              </table:table-cell>
              <table:table-cell table:style-name="Táblázat1.B5" office:value-type="string">
                <text:p text:style-name="P11"/>
              </table:table-cell>
              <table:table-cell table:style-name="Táblázat1.C5" office:value-type="string">
                <text:p text:style-name="P11"/>
              </table:table-cell>
            </table:table-row>
            <table:table-row>
              <table:table-cell table:style-name="Táblázat1.A6" office:value-type="string">
                <text:p text:style-name="P11">Egészség</text:p>
              </table:table-cell>
              <table:table-cell table:style-name="Táblázat1.B6" office:value-type="string">
                <text:p text:style-name="P11"/>
              </table:table-cell>
              <table:table-cell table:style-name="Táblázat1.C6" office:value-type="string">
                <text:p text:style-name="P11"/>
              </table:table-cell>
            </table:table-row>
            <table:table-row>
              <table:table-cell table:style-name="Táblázat1.A7" office:value-type="string">
                <text:p text:style-name="P11">Szépség</text:p>
              </table:table-cell>
              <table:table-cell table:style-name="Táblázat1.B7" office:value-type="string">
                <text:p text:style-name="P11"/>
              </table:table-cell>
              <table:table-cell table:style-name="Táblázat1.C7" office:value-type="string">
                <text:p text:style-name="P11"/>
              </table:table-cell>
            </table:table-row>
            <table:table-row>
              <table:table-cell table:style-name="Táblázat1.A8" office:value-type="string">
                <text:p text:style-name="P11">Intelligencia</text:p>
              </table:table-cell>
              <table:table-cell table:style-name="Táblázat1.B8" office:value-type="string">
                <text:p text:style-name="P11"/>
              </table:table-cell>
              <table:table-cell table:style-name="Táblázat1.C8" office:value-type="string">
                <text:p text:style-name="P11"/>
              </table:table-cell>
            </table:table-row>
            <table:table-row>
              <table:table-cell table:style-name="Táblázat1.A9" office:value-type="string">
                <text:p text:style-name="P11">Akaraterő</text:p>
              </table:table-cell>
              <table:table-cell table:style-name="Táblázat1.B9" office:value-type="string">
                <text:p text:style-name="P11"/>
              </table:table-cell>
              <table:table-cell table:style-name="Táblázat1.C9" office:value-type="string">
                <text:p text:style-name="P11"/>
              </table:table-cell>
            </table:table-row>
            <table:table-row>
              <table:table-cell table:style-name="Táblázat1.A10" office:value-type="string">
                <text:p text:style-name="P11">Asztrál</text:p>
              </table:table-cell>
              <table:table-cell table:style-name="Táblázat1.B10" office:value-type="string">
                <text:p text:style-name="P11"/>
              </table:table-cell>
              <table:table-cell table:style-name="Táblázat1.C10" office:value-type="string">
                <text:p text:style-name="P11"/>
              </table:table-cell>
            </table:table-row>
          </table:table>
        </draw:text-box>
      </draw:frame>
      <draw:frame draw:style-name="fr2" draw:name="Keret10" text:anchor-type="page" text:anchor-page-number="1" svg:x="2.018cm" svg:y="11.705cm" svg:width="4.51cm" draw:z-index="9">
        <draw:text-box fo:min-height="15.861cm">
          <table:table table:name="Táblázat10" table:style-name="Táblázat10">
            <table:table-column table:style-name="Táblázat10.A"/>
            <table:table-column table:style-name="Táblázat10.B"/>
            <table:table-row>
              <table:table-cell table:style-name="Táblázat10.A1" office:value-type="string">
                <text:p text:style-name="P55">Képzet<text:span text:style-name="T6">t</text:span>ség</text:p>
              </table:table-cell>
              <table:table-cell table:style-name="Táblázat10.B1" office:value-type="string">
                <text:p text:style-name="P55">Fok</text:p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39"/>
              </table:table-cell>
              <table:table-cell table:style-name="Táblázat10.B2" office:value-type="string">
                <text:p text:style-name="P44"/>
              </table:table-cell>
            </table:table-row>
            <table:table-row>
              <table:table-cell table:style-name="Táblázat10.A2" office:value-type="string">
                <text:p text:style-name="P61">Mászá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Esé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Ugrá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Lopozá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Rejtőzködé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Csapdafelfedezé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Titkosajtó keresé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Zárnyitás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Kötéltánc</text:p>
              </table:table-cell>
              <table:table-cell table:style-name="Táblázat10.B2" office:value-type="string">
                <text:p text:style-name="P62">%</text:p>
              </table:table-cell>
            </table:table-row>
            <table:table-row>
              <table:table-cell table:style-name="Táblázat10.A2" office:value-type="string">
                <text:p text:style-name="P61">Zsebmetszés</text:p>
              </table:table-cell>
              <table:table-cell table:style-name="Táblázat10.B2" office:value-type="string">
                <text:p text:style-name="P62">%</text:p>
              </table:table-cell>
            </table:table-row>
          </table:table>
        </draw:text-box>
      </draw:frame>
      <draw:frame draw:style-name="fr2" draw:name="Keret11" text:anchor-type="page" text:anchor-page-number="1" svg:x="6.581cm" svg:y="11.718cm" svg:width="4.51cm" draw:z-index="10">
        <draw:text-box fo:min-height="15.861cm">
          <table:table table:name="Táblázat11" table:style-name="Táblázat11">
            <table:table-column table:style-name="Táblázat11.A"/>
            <table:table-column table:style-name="Táblázat11.B"/>
            <table:table-row>
              <table:table-cell table:style-name="Táblázat11.A1" office:value-type="string">
                <text:p text:style-name="P55">Képzet<text:span text:style-name="T6">t</text:span>ség</text:p>
              </table:table-cell>
              <table:table-cell table:style-name="Táblázat11.B1" office:value-type="string">
                <text:p text:style-name="P55">Fok</text:p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  <table:table-row>
              <table:table-cell table:style-name="Táblázat11.A2" office:value-type="string">
                <text:p text:style-name="P39"/>
              </table:table-cell>
              <table:table-cell table:style-name="Táblázat11.B2" office:value-type="string">
                <text:p text:style-name="P44"/>
              </table:table-cell>
            </table:table-row>
          </table:table>
        </draw:text-box>
      </draw:frame>
      <draw:frame draw:style-name="fr2" draw:name="Keret12" text:anchor-type="page" text:anchor-page-number="1" svg:x="11.255cm" svg:y="11.739cm" svg:width="7.671cm" draw:z-index="11">
        <draw:text-box fo:min-height="15.873cm">
          <table:table table:name="Táblázat12" table:style-name="Táblázat12">
            <table:table-column table:style-name="Táblázat12.A"/>
            <table:table-column table:style-name="Táblázat12.B"/>
            <table:table-column table:style-name="Táblázat12.C"/>
            <table:table-column table:style-name="Táblázat12.D"/>
            <table:table-row>
              <table:table-cell table:style-name="Táblázat12.A1" office:value-type="string">
                <text:p text:style-name="P39"><text:span text:style-name="T7">Felszerelés, t</text:span>árgy, <text:span text:style-name="T7">stb.</text:span></text:p>
              </table:table-cell>
              <table:table-cell table:style-name="Táblázat12.A1" office:value-type="string">
                <text:p text:style-name="P39">Mennyiség</text:p>
              </table:table-cell>
              <table:table-cell table:style-name="Táblázat12.A1" office:value-type="string">
                <text:p text:style-name="P39">Elhelyezés</text:p>
              </table:table-cell>
              <table:table-cell table:style-name="Táblázat12.D1" office:value-type="string">
                <text:p text:style-name="P39">Súly</text:p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  <table:table-row>
              <table:table-cell table:style-name="Táblázat12.A1" office:value-type="string">
                <text:p text:style-name="P39"/>
              </table:table-cell>
              <table:table-cell table:style-name="Táblázat12.A1" office:value-type="string">
                <text:p text:style-name="P44"/>
              </table:table-cell>
              <table:table-cell table:style-name="Táblázat12.A1" office:value-type="string">
                <text:p text:style-name="P44"/>
              </table:table-cell>
              <table:table-cell table:style-name="Táblázat12.D1" office:value-type="string">
                <text:p text:style-name="P44"/>
              </table:table-cell>
            </table:table-row>
          </table:table>
        </draw:text-box>
      </draw:frame>
      <draw:frame draw:style-name="fr2" draw:name="Keret13" text:anchor-type="page" text:anchor-page-number="2" svg:x="2.064cm" svg:y="14.444cm" svg:width="16.838cm" draw:z-index="12">
        <draw:text-box fo:min-height="5.426cm">
          <table:table table:name="Táblázat13" table:style-name="Táblázat13">
            <table:table-column table:style-name="Táblázat13.A"/>
            <table:table-column table:style-name="Táblázat13.B"/>
            <table:table-column table:style-name="Táblázat13.C"/>
            <table:table-column table:style-name="Táblázat13.D" table:number-columns-repeated="2"/>
            <table:table-column table:style-name="Táblázat13.F"/>
            <table:table-column table:style-name="Táblázat13.G"/>
            <table:table-column table:style-name="Táblázat13.H"/>
            <table:table-column table:style-name="Táblázat13.I"/>
            <table:table-column table:style-name="Táblázat13.J"/>
            <table:table-column table:style-name="Táblázat13.K"/>
            <table:table-column table:style-name="Táblázat13.F"/>
            <table:table-column table:style-name="Táblázat13.H"/>
            <table:table-column table:style-name="Táblázat13.N"/>
            <table:table-column table:style-name="Táblázat13.O"/>
            <table:table-column table:style-name="Táblázat13.P"/>
            <table:table-row>
              <table:table-cell table:style-name="Táblázat13.A1" office:value-type="string">
                <text:p text:style-name="P58">Szövetségesek</text:p>
              </table:table-cell>
              <table:table-cell table:style-name="Táblázat13.A1" office:value-type="string">
                <text:p text:style-name="P57">Tám/ kör</text:p>
              </table:table-cell>
              <table:table-cell table:style-name="Táblázat13.A1" office:value-type="string">
                <text:p text:style-name="P41">KÉ</text:p>
              </table:table-cell>
              <table:table-cell table:style-name="Táblázat13.A1" office:value-type="string">
                <text:p text:style-name="P45">TÉ</text:p>
              </table:table-cell>
              <table:table-cell table:style-name="Táblázat13.A1" office:value-type="string">
                <text:p text:style-name="P45">VÉ</text:p>
              </table:table-cell>
              <table:table-cell table:style-name="Táblázat13.A1" office:value-type="string">
                <text:p text:style-name="P42"><text:span text:style-name="T8">C</text:span>É</text:p>
              </table:table-cell>
              <table:table-cell table:style-name="Táblázat13.A1" table:number-columns-spanned="2" office:value-type="string">
                <text:p text:style-name="P52">ÉP Max/Akt</text:p>
              </table:table-cell>
              <table:covered-table-cell/>
              <table:table-cell table:style-name="Táblázat13.A1" table:number-columns-spanned="2" office:value-type="string">
                <text:p text:style-name="P52">FP Max/Akt</text:p>
              </table:table-cell>
              <table:covered-table-cell/>
              <table:table-cell table:style-name="Táblázat13.A1" table:number-columns-spanned="2" office:value-type="string">
                <text:p text:style-name="P36"><text:span text:style-name="T4">Ψ </text:span><text:span text:style-name="T5">pont </text:span><text:span text:style-name="T11">Max/Akt</text:span></text:p>
              </table:table-cell>
              <table:covered-table-cell/>
              <table:table-cell table:style-name="Táblázat13.A1" table:number-columns-spanned="2" office:value-type="string">
                <text:p text:style-name="P36"><text:span text:style-name="T5">Mana</text:span><text:span text:style-name="T4"> </text:span><text:span text:style-name="T5">pont </text:span><text:span text:style-name="T11">Max/Akt</text:span></text:p>
              </table:table-cell>
              <table:covered-table-cell/>
              <table:table-cell table:style-name="Táblázat13.A1" office:value-type="string">
                <text:p text:style-name="P45">Egyéb <text:span text:style-name="T12">megjegyzések</text:span></text:p>
              </table:table-cell>
              <table:table-cell table:style-name="Táblázat13.P1" office:value-type="string">
                <text:p text:style-name="P42">Sebzés</text:p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  <table:table-row>
              <table:table-cell table:style-name="Táblázat13.A1" office:value-type="string">
                <text:p text:style-name="P39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A1" office:value-type="string">
                <text:p text:style-name="P44"/>
              </table:table-cell>
              <table:table-cell table:style-name="Táblázat13.P1" office:value-type="string">
                <text:p text:style-name="P44"/>
              </table:table-cell>
            </table:table-row>
          </table:table>
        </draw:text-box>
      </draw:frame>
      <draw:frame draw:style-name="fr2" draw:name="Keret15" text:anchor-type="page" text:anchor-page-number="2" svg:x="2.064cm" svg:y="2.083cm" svg:width="16.838cm" draw:z-index="14">
        <draw:text-box fo:min-height="6.207cm">
          <table:table table:name="Táblázat15" table:style-name="Táblázat15">
            <table:table-column table:style-name="Táblázat15.A"/>
            <table:table-column table:style-name="Táblázat15.B"/>
            <table:table-column table:style-name="Táblázat15.C"/>
            <table:table-column table:style-name="Táblázat15.D"/>
            <table:table-column table:style-name="Táblázat15.E"/>
            <table:table-column table:style-name="Táblázat15.D"/>
            <table:table-column table:style-name="Táblázat15.G"/>
            <table:table-column table:style-name="Táblázat15.H"/>
            <table:table-column table:style-name="Táblázat15.I"/>
            <table:table-row>
              <table:table-cell table:style-name="Táblázat15.A1" office:value-type="string">
                <text:p text:style-name="P41">Fegyver<text:span text:style-name="T10">ek</text:span> </text:p>
              </table:table-cell>
              <table:table-cell table:style-name="Táblázat15.A1" office:value-type="string">
                <text:p text:style-name="P56">Használat foka</text:p>
              </table:table-cell>
              <table:table-cell table:style-name="Táblázat15.A1" office:value-type="string">
                <text:p text:style-name="P57">Tám/ kör</text:p>
              </table:table-cell>
              <table:table-cell table:style-name="Táblázat15.A1" office:value-type="string">
                <text:p text:style-name="P41">KÉ</text:p>
              </table:table-cell>
              <table:table-cell table:style-name="Táblázat15.A1" office:value-type="string">
                <text:p text:style-name="P45">TÉ</text:p>
              </table:table-cell>
              <table:table-cell table:style-name="Táblázat15.A1" office:value-type="string">
                <text:p text:style-name="P45">VÉ</text:p>
              </table:table-cell>
              <table:table-cell table:style-name="Táblázat15.A1" office:value-type="string">
                <text:p text:style-name="P42">Súly</text:p>
              </table:table-cell>
              <table:table-cell table:style-name="Táblázat15.A1" office:value-type="string">
                <text:p text:style-name="P46">Egyéb <text:span text:style-name="T9">(anyaga, típusa, rúnák, érték, stb.)</text:span></text:p>
              </table:table-cell>
              <table:table-cell table:style-name="Táblázat15.I1" office:value-type="string">
                <text:p text:style-name="P42">Sebzés</text:p>
              </table:table-cell>
            </table:table-row>
            <table:table-row>
              <table:table-cell table:style-name="Táblázat15.A1" office:value-type="string">
                <text:p text:style-name="P39">Alapértékek</text:p>
              </table:table-cell>
              <table:table-cell table:style-name="Táblázat15.A1" office:value-type="string">
                <text:p text:style-name="P41">-</text:p>
              </table:table-cell>
              <table:table-cell table:style-name="Táblázat15.A1" office:value-type="string">
                <text:p text:style-name="P50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9">-</text:p>
              </table:table-cell>
              <table:table-cell table:style-name="Táblázat15.A1" office:value-type="string">
                <text:p text:style-name="P40">HM / szint:</text:p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54">Módosítók</text:p>
              </table:table-cell>
              <table:table-cell table:style-name="Táblázat15.A1" office:value-type="string">
                <text:p text:style-name="P48">-</text:p>
              </table:table-cell>
              <table:table-cell table:style-name="Táblázat15.A1" office:value-type="string">
                <text:p text:style-name="P48">-</text:p>
              </table:table-cell>
              <table:table-cell table:style-name="Táblázat15.A1" office:value-type="string">
                <text:p text:style-name="P42"/>
              </table:table-cell>
              <table:table-cell table:style-name="Táblázat15.A1" office:value-type="string">
                <text:p text:style-name="P42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8">-</text:p>
              </table:table-cell>
              <table:table-cell table:style-name="Táblázat15.A1" office:value-type="string">
                <text:p text:style-name="P53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47">Pajzs</text:p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2"/>
              </table:table-cell>
              <table:table-cell table:style-name="Táblázat15.A1" office:value-type="string">
                <text:p text:style-name="P42">-</text:p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53">MGT:</text:p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  <table:table-row>
              <table:table-cell table:style-name="Táblázat15.A1" office:value-type="string">
                <text:p text:style-name="P39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A1" office:value-type="string">
                <text:p text:style-name="P44"/>
              </table:table-cell>
              <table:table-cell table:style-name="Táblázat15.I1" office:value-type="string">
                <text:p text:style-name="P44"/>
              </table:table-cell>
            </table:table-row>
          </table:table>
        </draw:text-box>
      </draw:frame>
      <draw:frame draw:style-name="fr2" draw:name="Keret14" text:anchor-type="page" text:anchor-page-number="2" svg:x="2.064cm" svg:y="8.527cm" svg:width="16.838cm" draw:z-index="13">
        <draw:text-box fo:min-height="5.622cm">
          <table:table table:name="Táblázat14" table:style-name="Táblázat14">
            <table:table-column table:style-name="Táblázat14.A"/>
            <table:table-column table:style-name="Táblázat14.B"/>
            <table:table-column table:style-name="Táblázat14.C"/>
            <table:table-column table:style-name="Táblázat14.D"/>
            <table:table-column table:style-name="Táblázat14.E"/>
            <table:table-column table:style-name="Táblázat14.D"/>
            <table:table-column table:style-name="Táblázat14.G"/>
            <table:table-column table:style-name="Táblázat14.H"/>
            <table:table-column table:style-name="Táblázat14.I"/>
            <table:table-row>
              <table:table-cell table:style-name="Táblázat14.A1" office:value-type="string">
                <text:p text:style-name="P41"><text:span text:style-name="T10">Lőf</text:span>egyvere<text:span text:style-name="T10">k</text:span></text:p>
              </table:table-cell>
              <table:table-cell table:style-name="Táblázat14.A1" office:value-type="string">
                <text:p text:style-name="P56">Használat foka</text:p>
              </table:table-cell>
              <table:table-cell table:style-name="Táblázat14.A1" office:value-type="string">
                <text:p text:style-name="P57">Tám/ kör</text:p>
              </table:table-cell>
              <table:table-cell table:style-name="Táblázat14.A1" office:value-type="string">
                <text:p text:style-name="P41">KÉ</text:p>
              </table:table-cell>
              <table:table-cell table:style-name="Táblázat14.A1" office:value-type="string">
                <text:p text:style-name="P43"><text:span text:style-name="T8">C</text:span>É</text:p>
              </table:table-cell>
              <table:table-cell table:style-name="Táblázat14.A1" office:value-type="string">
                <text:p text:style-name="P50">Táv</text:p>
              </table:table-cell>
              <table:table-cell table:style-name="Táblázat14.A1" office:value-type="string">
                <text:p text:style-name="P51">Súly</text:p>
              </table:table-cell>
              <table:table-cell table:style-name="Táblázat14.A1" office:value-type="string">
                <text:p text:style-name="P45">Egyéb <text:span text:style-name="T9">(anyaga, típusa, rúnák, érték, stb.)</text:span></text:p>
              </table:table-cell>
              <table:table-cell table:style-name="Táblázat14.I1" office:value-type="string">
                <text:p text:style-name="P42">Sebzés</text:p>
              </table:table-cell>
            </table:table-row>
            <table:table-row>
              <table:table-cell table:style-name="Táblázat14.A1" office:value-type="string">
                <text:p text:style-name="P39">Alapértékek</text:p>
              </table:table-cell>
              <table:table-cell table:style-name="Táblázat14.A1" office:value-type="string">
                <text:p text:style-name="P41">-</text:p>
              </table:table-cell>
              <table:table-cell table:style-name="Táblázat14.A1" office:value-type="string">
                <text:p text:style-name="P50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8">-</text:p>
              </table:table-cell>
              <table:table-cell table:style-name="Táblázat14.A1" office:value-type="string">
                <text:p text:style-name="P40">HM / szint:</text:p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54">Módosítók</text:p>
              </table:table-cell>
              <table:table-cell table:style-name="Táblázat14.A1" office:value-type="string">
                <text:p text:style-name="P48">-</text:p>
              </table:table-cell>
              <table:table-cell table:style-name="Táblázat14.A1" office:value-type="string">
                <text:p text:style-name="P48">-</text:p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8">-</text:p>
              </table:table-cell>
              <table:table-cell table:style-name="Táblázat14.A1" office:value-type="string">
                <text:p text:style-name="P48">-</text:p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  <table:table-row>
              <table:table-cell table:style-name="Táblázat14.A1" office:value-type="string">
                <text:p text:style-name="P39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A1" office:value-type="string">
                <text:p text:style-name="P44"/>
              </table:table-cell>
              <table:table-cell table:style-name="Táblázat14.I1" office:value-type="string">
                <text:p text:style-name="P44"/>
              </table:table-cell>
            </table:table-row>
          </table:table>
        </draw:text-box>
      </draw:frame>
      <draw:frame draw:style-name="fr1" draw:name="Keret16" text:anchor-type="page" text:anchor-page-number="2" svg:x="2.083cm" svg:y="20.112cm" svg:width="5.422cm" draw:z-index="15">
        <draw:text-box fo:min-height="2.302cm">
          <table:table table:name="Táblázat16" table:style-name="Táblázat16">
            <table:table-column table:style-name="Táblázat16.A"/>
            <table:table-column table:style-name="Táblázat16.B"/>
            <table:table-column table:style-name="Táblázat16.C"/>
            <table:table-column table:style-name="Táblázat16.D"/>
            <table:table-row table:style-name="Táblázat16.1">
              <table:table-cell table:style-name="Táblázat16.A1" table:number-rows-spanned="2" office:value-type="string">
                <text:p text:style-name="P60">Páncél</text:p>
              </table:table-cell>
              <table:table-cell table:style-name="Táblázat16.B1" table:number-columns-spanned="2" office:value-type="string">
                <text:p text:style-name="Standard"/>
              </table:table-cell>
              <table:covered-table-cell/>
              <table:table-cell table:style-name="Táblázat16.D4" table:number-rows-spanned="4" office:value-type="string">
                <text:p text:style-name="P20">Anyaga:</text:p>
                <text:p text:style-name="P21">Védett testrészek:</text:p>
              </table:table-cell>
            </table:table-row>
            <table:table-row>
              <table:covered-table-cell/>
              <table:table-cell table:style-name="Táblázat16.B4" office:value-type="string">
                <text:p text:style-name="P28">Max.</text:p>
              </table:table-cell>
              <table:table-cell table:style-name="Táblázat16.C3" office:value-type="string">
                <text:p text:style-name="P28">Akt.</text:p>
              </table:table-cell>
              <table:covered-table-cell/>
            </table:table-row>
            <table:table-row>
              <table:table-cell table:style-name="Táblázat16.A4" office:value-type="string">
                <text:p text:style-name="P19"><text:span text:style-name="T2">S</text:span><text:span text:style-name="T1">FÉ</text:span></text:p>
              </table:table-cell>
              <table:table-cell table:style-name="Táblázat16.B4" office:value-type="string">
                <text:p text:style-name="P7"/>
              </table:table-cell>
              <table:table-cell table:style-name="Táblázat16.C3" office:value-type="string">
                <text:p text:style-name="Standard"/>
              </table:table-cell>
              <table:covered-table-cell/>
            </table:table-row>
            <table:table-row>
              <table:table-cell table:style-name="Táblázat16.A4" office:value-type="string">
                <text:p text:style-name="P19"><text:span text:style-name="T2">M</text:span><text:span text:style-name="T1">GT</text:span></text:p>
              </table:table-cell>
              <table:table-cell table:style-name="Táblázat16.B4" office:value-type="string">
                <text:p text:style-name="P7"/>
              </table:table-cell>
              <table:table-cell table:style-name="Táblázat16.C4" office:value-type="string">
                <text:p text:style-name="Standard"/>
              </table:table-cell>
              <table:covered-table-cell/>
            </table:table-row>
          </table:table>
        </draw:text-box>
      </draw:frame>
      <text:p text:style-name="P33"/>
      <text:p text:style-name="P1"/>
      <text:p text:style-name="P4"/>
      <text:p text:style-name="P3"/>
      <text:p text:style-name="P2"/>
      <text:p text:style-name="P5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48:29.874000000</meta:creation-date>
    <dc:date>2019-03-12T17:21:22.925000000</dc:date>
    <meta:editing-duration>PT6H4M12S</meta:editing-duration>
    <meta:editing-cycles>50</meta:editing-cycles>
    <meta:generator>LibreOffice/6.1.1.2$Windows_x86 LibreOffice_project/5d19a1bfa650b796764388cd8b33a5af1f5baa1b</meta:generator>
    <meta:document-statistic meta:table-count="16" meta:image-count="0" meta:object-count="0" meta:page-count="2" meta:paragraph-count="145" meta:word-count="198" meta:character-count="1104" meta:non-whitespace-character-count="1050"/>
  </office:meta>
</office:document-meta>
</file>